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6e6e6" fo:padding="0.0382in" fo:border="0.0007in solid #000000">
        <style:background-image/>
      </style:table-cell-properties>
    </style:style>
    <style:style style:name="Table1" style:family="table">
      <style:table-properties style:width="3.1007in" table:align="center"/>
    </style:style>
    <style:style style:name="Table1.A" style:family="table-column">
      <style:table-column-properties style:column-width="1.3778in"/>
    </style:style>
    <style:style style:name="Table1.B" style:family="table-column">
      <style:table-column-properties style:column-width="1.7229in"/>
    </style:style>
    <style:style style:name="Table1.A1.1" style:family="table-column">
      <style:table-column-properties style:column-width="0.0507in"/>
    </style:style>
    <style:style style:name="Table1.A1.2" style:family="table-column">
      <style:table-column-properties style:column-width="1.3076in"/>
    </style:style>
    <style:style style:name="Table1.A1.3" style:family="table-column">
      <style:table-column-properties style:column-width="0.0194in"/>
    </style:style>
    <style:style style:name="Table1.A1.2.1.1" style:family="table-column">
      <style:table-column-properties style:column-width="0.1674in"/>
    </style:style>
    <style:style style:name="Table1.A1.2.1.2" style:family="table-column">
      <style:table-column-properties style:column-width="0.1569in"/>
    </style:style>
    <style:style style:name="Table1.A1.2.1.8" style:family="table-column">
      <style:table-column-properties style:column-width="0.1882in"/>
    </style:style>
    <style:style style:name="Table1.A1.2.1.1.1" style:family="table-cell">
      <style:table-cell-properties style:vertical-align="middle" fo:padding="0.0194in" fo:border="none"/>
    </style:style>
    <style:style style:name="Table1.B1.1" style:family="table-column">
      <style:table-column-properties style:column-width="0.0403in"/>
    </style:style>
    <style:style style:name="Table1.B1.2" style:family="table-column">
      <style:table-column-properties style:column-width="1.6319in"/>
    </style:style>
    <style:style style:name="Table1.B1.2.1.1" style:family="table-column">
      <style:table-column-properties style:column-width="0.1778in"/>
    </style:style>
    <style:style style:name="P1" style:family="paragraph" style:parent-style-name="Standard">
      <style:text-properties style:font-name="Verdana" fo:font-size="14pt" fo:font-weight="bold" style:font-size-asian="14pt" style:font-weight-asian="bold" style:font-size-complex="14pt" style:font-weight-complex="bold"/>
    </style:style>
    <style:style style:name="P2" style:family="paragraph" style:parent-style-name="Standard" style:list-style-name="L1">
      <style:text-properties fo:font-size="10pt" fo:font-weight="normal" style:font-size-asian="10pt" style:font-weight-asian="normal" style:font-size-complex="10pt" style:font-weight-complex="normal"/>
    </style:style>
    <style:style style:name="P3" style:family="paragraph" style:parent-style-name="Standard" style:list-style-name="L1">
      <style:text-properties style:font-name="Verdana" fo:font-size="10pt" fo:font-weight="normal" style:font-size-asian="10pt" style:font-weight-asian="normal" style:font-size-complex="10pt" style:font-weight-complex="normal"/>
    </style:style>
    <style:style style:name="P4" style:family="paragraph" style:parent-style-name="Standard" style:list-style-name="L1">
      <style:text-properties style:font-name="Verdana"/>
    </style:style>
    <style:style style:name="P5" style:family="paragraph" style:parent-style-name="Heading_20_1">
      <style:text-properties style:font-name="Verdana"/>
    </style:style>
    <style:style style:name="P6" style:family="paragraph" style:parent-style-name="Heading_20_3">
      <style:text-properties style:font-name="Verdana"/>
    </style:style>
    <style:style style:name="P7" style:family="paragraph" style:parent-style-name="Text_20_body">
      <style:text-properties style:font-name="Verdana" fo:font-size="10pt" style:font-size-asian="10pt" style:font-size-complex="10pt"/>
    </style:style>
    <style:style style:name="P8" style:family="paragraph" style:parent-style-name="Text_20_body" style:list-style-name="L3">
      <style:paragraph-properties fo:margin-top="0in" fo:margin-bottom="0in"/>
      <style:text-properties style:font-name="Verdana" fo:font-size="10pt" style:font-size-asian="10pt" style:font-size-complex="10pt"/>
    </style:style>
    <style:style style:name="P9" style:family="paragraph" style:parent-style-name="Text_20_body" style:list-style-name="L3">
      <style:text-properties style:font-name="Verdana"/>
    </style:style>
    <style:style style:name="P10" style:family="paragraph" style:parent-style-name="Text_20_body" style:list-style-name="L4">
      <style:paragraph-properties fo:margin-top="0in" fo:margin-bottom="0in"/>
      <style:text-properties style:font-name="Verdana" fo:font-size="10pt" style:font-size-asian="10pt" style:font-size-complex="10pt"/>
    </style:style>
    <style:style style:name="P11" style:family="paragraph" style:parent-style-name="Text_20_body" style:list-style-name="L4">
      <style:text-properties style:font-name="Verdana" fo:font-size="10pt" style:font-size-asian="10pt" style:font-size-complex="10pt"/>
    </style:style>
    <style:style style:name="P12" style:family="paragraph" style:parent-style-name="Heading_20_2">
      <style:text-properties style:font-name="Verdana"/>
    </style:style>
    <style:style style:name="P13" style:family="paragraph" style:parent-style-name="Preformatted_20_Text">
      <style:text-properties style:font-name="Courier New"/>
    </style:style>
    <style:style style:name="P14" style:family="paragraph" style:parent-style-name="Preformatted_20_Text">
      <style:paragraph-properties fo:margin-top="0in" fo:margin-bottom="0.1965in"/>
      <style:text-properties style:font-name="Courier New"/>
    </style:style>
    <style:style style:name="P15" style:family="paragraph" style:parent-style-name="Preformatted_20_Text">
      <style:text-properties style:font-name="Verdana"/>
    </style:style>
    <style:style style:name="P16" style:family="paragraph" style:parent-style-name="Table_20_Contents">
      <style:text-properties style:font-name="Verdana" fo:font-size="10pt" style:font-size-asian="10pt" style:font-size-complex="10pt"/>
    </style:style>
    <style:style style:name="P17" style:family="paragraph" style:parent-style-name="Table_20_Heading">
      <style:text-properties style:font-name="Verdana" fo:font-size="10pt" style:font-size-asian="10pt" style:font-size-complex="10pt"/>
    </style:style>
    <style:style style:name="P18" style:family="paragraph" style:parent-style-name="Table_20_Contents">
      <style:paragraph-properties fo:padding-left="0in" fo:padding-right="0in" fo:padding-top="0in" fo:padding-bottom="0.0193in" fo:border-left="none" fo:border-right="none" fo:border-top="none" fo:border-bottom="0.0008in solid #000000"/>
      <style:text-properties style:font-name="Verdana" fo:font-size="10pt" style:font-size-asian="10pt" style:font-size-complex="10pt"/>
    </style:style>
    <style:style style:name="P19" style:family="paragraph" style:parent-style-name="Text_20_body">
      <style:paragraph-properties fo:text-align="center" style:justify-single-word="false"/>
      <style:text-properties style:font-name="Verdana" fo:font-size="10pt" style:font-size-asian="10pt" style:font-size-complex="10pt"/>
    </style:style>
    <style:style style:name="P20" style:family="paragraph" style:parent-style-name="Text_20_body" style:list-style-name="L5">
      <style:text-properties style:font-name="Verdana" fo:font-size="10pt" style:font-size-asian="10pt" style:font-size-complex="10pt"/>
    </style:style>
    <style:style style:name="P21" style:family="paragraph" style:parent-style-name="Text_20_body" style:list-style-name="L5">
      <style:paragraph-properties fo:margin-top="0in" fo:margin-bottom="0in"/>
    </style:style>
    <style:style style:name="P22" style:family="paragraph" style:parent-style-name="Text_20_body" style:list-style-name="L5">
      <style:paragraph-properties fo:margin-top="0in" fo:margin-bottom="0in"/>
      <style:text-properties style:font-name="Verdana" fo:font-size="10pt" style:font-size-asian="10pt" style:font-size-complex="10pt"/>
    </style:style>
    <style:style style:name="P23" style:family="paragraph" style:parent-style-name="Text_20_body" style:list-style-name="L5"/>
    <style:style style:name="P24" style:family="paragraph" style:parent-style-name="Text_20_body" style:list-style-name="L6">
      <style:paragraph-properties fo:margin-top="0in" fo:margin-bottom="0in"/>
    </style:style>
    <style:style style:name="P25" style:family="paragraph" style:parent-style-name="Text_20_body" style:list-style-name="L6">
      <style:paragraph-properties fo:margin-top="0in" fo:margin-bottom="0in"/>
      <style:text-properties style:font-name="Verdana" fo:font-size="10pt" style:font-size-asian="10pt" style:font-size-complex="10pt"/>
    </style:style>
    <style:style style:name="P26" style:family="paragraph" style:parent-style-name="Text_20_body" style:list-style-name="L6"/>
    <style:style style:name="P27" style:family="paragraph" style:parent-style-name="Text_20_body">
      <style:text-properties style:font-name="Verdana" fo:font-size="10pt" fo:font-weight="normal" style:font-size-asian="10pt" style:font-weight-asian="normal" style:font-size-complex="10pt" style:font-weight-complex="normal"/>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weight="bold"/>
    </style:style>
    <style:style style:name="T6" style:family="text">
      <style:text-properties style:font-name="Verdana" fo:font-size="10pt" style:font-size-asian="10pt" style:font-size-complex="10pt"/>
    </style:style>
    <style:style style:name="T7" style:family="text">
      <style:text-properties style:font-name="Verdana" fo:font-size="10pt" style:font-size-asian="10pt" style:font-size-complex="10pt"/>
    </style:style>
    <style:style style:name="T8" style:family="text">
      <style:text-properties fo:font-size="10pt" style:font-size-asian="10pt" style:font-size-complex="10pt"/>
    </style:style>
    <style:style style:name="T9" style:family="text" style:parent-style-name="Variable">
      <style:text-properties style:font-name="Verdana" fo:font-size="10pt" style:font-size-asian="10pt" style:font-size-complex="10pt"/>
    </style:style>
    <style:style style:name="T10" style:family="text">
      <style:text-properties style:font-name="Verdana" fo:font-size="10pt" fo:font-style="italic" style:font-size-asian="10pt" style:font-size-complex="10pt"/>
    </style:style>
    <style:style style:name="T11" style:family="text">
      <style:text-properties fo:font-style="italic"/>
    </style:style>
    <style:style style:name="T12" style:family="text" style:parent-style-name="Source_20_Text">
      <style:text-properties style:font-name="Verdana" fo:font-size="10pt" style:font-size-asian="10pt" style:font-size-complex="10pt"/>
    </style:style>
    <style:style style:name="Sect1" style:family="section">
      <style:section-properties fo:margin-left="0in" fo:margin-right="0in"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text:p>
      <text:list text:style-name="L1">
        <text:list-item>
          <text:p text:style-name="P2"><text:span text:style-name="T1">The word lists are taken from the </text:span><text:span text:style-name="T2">SCOWL</text:span><text:span text:style-name="T1">(</text:span><text:span text:style-name="T1">Spell Checker Oriented Word Lists </text:span>)<text:span text:style-name="T1"> libraries. The entire package is available for download over here </text:span><text:a xlink:type="simple" xlink:href="http://prdownloads.sourceforge.net/wordlist/scowl-6.zip"><text:span text:style-name="T3">http://prdownloads.sourceforge.net/wordlist/scowl-6.zip</text:span></text:a></text:p>
        </text:list-item>
        <text:list-item>
          <text:p text:style-name="P3">Soundex is actually used for names and as such may not be 100% accurate all the time. You may search for an effective replacement for the same.</text:p>
        </text:list-item>
        <text:list-item>
          <text:p text:style-name="P4"><text:span text:style-name="T4">I have not included multi word support (Ex: Hunky Dory). That is left to you as an exercise although I will include it if you really want it. </text:span></text:p>
        </text:list-item>
      </text:list>
      <text:section text:style-name="Sect1" text:name="bodyContent">
        <text:h text:style-name="P5" text:outline-level="1">Soundex</text:h>
        <text:h text:style-name="P6" text:outline-level="3"><text:bookmark text:name="siteSub"/>From Wikipedia, the free encyclopedia</text:h>
        <text:p text:style-name="P7"><text:span text:style-name="T5">Soundex</text:span> is a phonetic algorithm for indexing names by their sound when pronounced in English. The basic aim is for names with the same pronunciation to be encoded to the same string so that matching can occur despite minor differences in spelling. Soundex is the most widely known of all phonetic algorithms and is often used (incorrectly) as a synonym for "phonetic algorithm".</text:p>
      </text:section>
      <text:p text:style-name="Text_20_body"><text:span text:style-name="T6">The Soundex code for a name consists of a letter followed by three numbers: the letter is the first letter of the name, and the numbers encode the remaining consonants. Similar sounding consonants share the same number so, for example, the </text:span><text:a xlink:type="simple" xlink:href="http://en.wikipedia.org/wiki/Labial"><text:span text:style-name="T7">labial</text:span></text:a><text:span text:style-name="T6"> B, F, P and V are all encoded as 1. Vowels can affect the coding, but are never coded directly unless they appear at the start of the name.</text:span></text:p>
      <text:p text:style-name="P7">The exact algorithm is as follows:</text:p>
      <text:list text:style-name="L3">
        <text:list-item>
          <text:p text:style-name="P8">Retain the first letter of the string </text:p>
        </text:list-item>
        <text:list-item>
          <text:p text:style-name="P8">Remove all occurrences of the following letters, unless it is the first letter: a, e, h, i, o, u, w, y </text:p>
        </text:list-item>
        <text:list-item>
          <text:p text:style-name="P8">Assign numbers to the remaining letters (after the first) as follows: </text:p>
          <text:list>
            <text:list-item>
              <text:p text:style-name="P8">b, f, p, v = 1 </text:p>
            </text:list-item>
          </text:list>
        </text:list-item>
        <text:list-item>
          <text:p text:style-name="P8">c, g, j, k, q, s, x, z = 2 </text:p>
        </text:list-item>
        <text:list-item>
          <text:p text:style-name="P8">d, t = 3 </text:p>
        </text:list-item>
        <text:list-item>
          <text:p text:style-name="P8">l = 4 </text:p>
        </text:list-item>
        <text:list-item>
          <text:p text:style-name="P8">m, n = 5 </text:p>
        </text:list-item>
        <text:list-item>
          <text:p text:style-name="P8">r = 6 </text:p>
        </text:list-item>
        <text:list-item>
          <text:p text:style-name="P8">If two or more letters with the same number were adjacent in the original name (before step 1), or adjacent except for any intervening h and w (American census only), then omit all but the first. </text:p>
        </text:list-item>
        <text:list-item>
          <text:p text:style-name="P9"><text:span text:style-name="T8">Return the first four bytes padded with 0. </text:span></text:p>
        </text:list-item>
      </text:list>
      <text:h text:style-name="P5" text:outline-level="1" text:is-list-header="true">Levenshtein distance</text:h>
      <text:section text:style-name="Sect1" text:name="Section1">
        <text:h text:style-name="P6" text:outline-level="3" text:is-list-header="true"><text:bookmark text:name="siteSub1"/><text:bookmark text:name="bodyContent"/>From Wikipedia, the free encyclopedia</text:h>
        <text:p text:style-name="P7">In information theory and computer science, the <text:span text:style-name="T5">Levenshtein distance</text:span> or <text:span text:style-name="T5">edit distance</text:span> between two strings is given by the minimum number of operations needed to transform one string into the other, where an operation is an insertion, deletion, or substitution of a single character. It is named after Vladimir Levenshtein, who considered this distance in 1965. It is useful in applications that need to determine how similar two strings are, such as spell checkers.</text:p>
        <text:p text:style-name="P7">For example, the Levenshtein distance between "kitten" and "sitting" is 3, since these three edits change one into the other, and there is no way to do it with fewer than three edits:</text:p>
        <text:list text:style-name="L4">
          <text:list-item>
            <text:p text:style-name="P10">kitten → sitten (substitution of 'k' for 's') </text:p>
          </text:list-item>
          <text:list-item>
            <text:p text:style-name="P10">sitten → sittin (substitution of 'e' for 'i') </text:p>
          </text:list-item>
          <text:list-item>
            <text:p text:style-name="P11">sittin → sitting (insert 'g' at the end) </text:p>
          </text:list-item>
        </text:list>
        <text:p text:style-name="P7">It can be considered a generalization of the Hamming distance, which is used for strings of the same length and only considers substitution edits. There are also further generalizations of the Levenshtein distance that consider, for example, exchanging two characters as an operation, like in the Damerau-Levenshtein distance algorithm.</text:p>
        <text:h text:style-name="P12" text:outline-level="2" text:is-list-header="true">The algorithm</text:h>
        <text:p text:style-name="Text_20_body"><text:span text:style-name="T6">A commonly-used bottom-up dynamic programming algorithm for computing the Levenshtein distance involves the use of an (</text:span><text:span text:style-name="T9">n</text:span><text:span text:style-name="T6"> + 1) × (</text:span><text:span text:style-name="T9">m</text:span><text:span text:style-name="T6"> + 1) matrix, where </text:span><text:span text:style-name="T9">n</text:span><text:span text:style-name="T6"> and </text:span><text:span text:style-name="T9">m</text:span><text:span text:style-name="T6"> are the lengths of the two strings. Here is pseudo code for a function </text:span><text:span text:style-name="T10">LevenshteinDistance</text:span><text:span text:style-name="T6"> that takes two strings, </text:span><text:span text:style-name="T10">str1</text:span><text:span text:style-name="T6"> of length </text:span><text:span text:style-name="T10">lenStr1</text:span><text:span text:style-name="T6">, and </text:span><text:span text:style-name="T10">str2</text:span><text:span text:style-name="T6"> of length </text:span><text:span text:style-name="T10">lenStr2</text:span><text:span text:style-name="T6">, and computes the Levenshtein distance between them:</text:span></text:p>
        <table:table table:name="Table2" table:style-name="Table2">
          <table:table-column table:style-name="Table2.A"/>
          <table:table-header-rows>
            <table:table-row>
              <table:table-cell table:style-name="Table2.A1" office:value-type="string">
                <text:p text:style-name="P13"><text:span text:style-name="T5">int</text:span> LevenshteinDistance(<text:span text:style-name="T5">char</text:span> str1[1..lenStr1], <text:span text:style-name="T5">char</text:span> str2[1..lenStr2])</text:p>
                <text:p text:style-name="P13"><text:s text:c="3"/><text:span text:style-name="T11">// d is a table with lenStr1+1 rows and lenStr2+1 columns</text:span></text:p>
                <text:p text:style-name="P13"><text:s text:c="3"/><text:span text:style-name="T5">declare</text:span> <text:span text:style-name="T5">int</text:span> d[0..lenStr1, 0..lenStr2]</text:p>
                <text:p text:style-name="P13"><text:s text:c="3"/><text:span text:style-name="T11">// i and j are used to iterate over str1 and str2</text:span></text:p>
                <text:p text:style-name="P13"><text:s text:c="3"/><text:span text:style-name="T5">declare</text:span> <text:span text:style-name="T5">int</text:span> i, j, cost</text:p>
                <text:p text:style-name="P13"><text:s/></text:p>
                <text:p text:style-name="P13"><text:s text:c="3"/><text:span text:style-name="T5">for</text:span> i <text:span text:style-name="T5">from</text:span> 0 <text:span text:style-name="T5">to</text:span> lenStr1</text:p>
                <text:p text:style-name="P13"><text:s text:c="7"/>d[i, 0] := i</text:p>
                <text:p text:style-name="P13"><text:s text:c="3"/><text:span text:style-name="T5">for</text:span> j <text:span text:style-name="T5">from</text:span> 0 <text:span text:style-name="T5">to</text:span> lenStr2</text:p>
                <text:p text:style-name="P13"><text:s text:c="7"/>d[0, j] := j</text:p>
                <text:p text:style-name="P13"><text:s/></text:p>
                <text:p text:style-name="P13"><text:s text:c="3"/><text:span text:style-name="T5">for</text:span> i <text:span text:style-name="T5">from</text:span> 1 <text:span text:style-name="T5">to</text:span> lenStr1</text:p>
                <text:p text:style-name="P13"><text:s text:c="7"/><text:span text:style-name="T5">for</text:span> j <text:span text:style-name="T5">from</text:span> 1 <text:span text:style-name="T5">to</text:span> lenStr2</text:p>
                <text:p text:style-name="P13"><text:s text:c="11"/><text:span text:style-name="T5">if</text:span> str1[i] = str2[j] <text:span text:style-name="T5">then</text:span> cost := 0</text:p>
                <text:p text:style-name="P13"><text:s text:c="32"/><text:span text:style-name="T5">else</text:span> cost := 1</text:p>
                <text:p text:style-name="P13"><text:s text:c="11"/>d[i, j] := minimum(</text:p>
                <text:p text:style-name="P13"><text:s text:c="32"/>d[i-1, j <text:s/>] + 1, <text:s text:c="4"/><text:span text:style-name="T11">// deletion</text:span></text:p>
                <text:p text:style-name="P13"><text:s text:c="32"/>d[i <text:s/>, j-1] + 1, <text:s text:c="4"/><text:span text:style-name="T11">// insertion</text:span></text:p>
                <text:p text:style-name="P13"><text:s text:c="32"/>d[i-1, j-1] + cost <text:s text:c="2"/><text:span text:style-name="T11">// substitution</text:span></text:p>
                <text:p text:style-name="P13"><text:s text:c="28"/>)</text:p>
                <text:p text:style-name="P13"><text:s/></text:p>
                <text:p text:style-name="P14"><text:s text:c="3"/><text:span text:style-name="T5">return</text:span> d[lenStr1, lenStr2]</text:p>
              </table:table-cell>
            </table:table-row>
          </table:table-header-rows>
        </table:table>
        <text:p text:style-name="P15"/>
        <text:p text:style-name="P7">Two examples of the resulting matrix (the minimum steps to be taken are highlighted):</text:p>
        <text:p text:style-name="P7"/>
        <table:table table:name="Table1" table:style-name="Table1">
          <table:table-column table:style-name="Table1.A"/>
          <table:table-column table:style-name="Table1.B"/>
          <table:table-row>
            <table:table-cell>
              <table:table table:is-sub-table="true">
                <table:table-column table:style-name="Table1.A1.1"/>
                <table:table-column table:style-name="Table1.A1.2"/>
                <table:table-column table:style-name="Table1.A1.3"/>
                <table:table-row>
                  <table:table-cell office:value-type="string">
                    <text:p text:style-name="P16"/>
                  </table:table-cell>
                  <table:table-cell>
                    <table:table table:is-sub-table="true">
                      <table:table-column table:style-name="Table1.A1.2.1.1"/>
                      <table:table-column table:style-name="Table1.A1.2.1.2"/>
                      <table:table-column table:style-name="Table1.A1.2.1.1"/>
                      <table:table-column table:style-name="Table1.A1.2.1.2" table:number-columns-repeated="4"/>
                      <table:table-column table:style-name="Table1.A1.2.1.8"/>
                      <table:table-row>
                        <table:table-cell table:style-name="Table1.A1.2.1.1.1" office:value-type="string">
                          <text:p text:style-name="P16"/>
                        </table:table-cell>
                        <table:table-cell table:style-name="Table1.A1.2.1.1.1" office:value-type="string">
                          <text:p text:style-name="P16"/>
                        </table:table-cell>
                        <table:table-cell table:style-name="Table1.A1.2.1.1.1" office:value-type="string">
                          <text:p text:style-name="P17">k</text:p>
                        </table:table-cell>
                        <table:table-cell table:style-name="Table1.A1.2.1.1.1" office:value-type="string">
                          <text:p text:style-name="P17">i</text:p>
                        </table:table-cell>
                        <table:table-cell table:style-name="Table1.A1.2.1.1.1" office:value-type="string">
                          <text:p text:style-name="P17">t</text:p>
                        </table:table-cell>
                        <table:table-cell table:style-name="Table1.A1.2.1.1.1" office:value-type="string">
                          <text:p text:style-name="P17">t</text:p>
                        </table:table-cell>
                        <table:table-cell table:style-name="Table1.A1.2.1.1.1" office:value-type="string">
                          <text:p text:style-name="P17">e</text:p>
                        </table:table-cell>
                        <table:table-cell table:style-name="Table1.A1.2.1.1.1" office:value-type="string">
                          <text:p text:style-name="P17">n</text:p>
                        </table:table-cell>
                      </table:table-row>
                      <table:table-row>
                        <table:table-cell table:style-name="Table1.A1.2.1.1.1" office:value-type="string">
                          <text:p text:style-name="P16"/>
                        </table:table-cell>
                        <table:table-cell table:style-name="Table1.A1.2.1.1.1" office:value-type="string">
                          <text:p text:style-name="P16">0</text:p>
                        </table:table-cell>
                        <table:table-cell table:style-name="Table1.A1.2.1.1.1" office:value-type="string">
                          <text:p text:style-name="P16">1</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row>
                      <table:table-row>
                        <table:table-cell table:style-name="Table1.A1.2.1.1.1" office:value-type="string">
                          <text:p text:style-name="P17">s</text:p>
                        </table:table-cell>
                        <table:table-cell table:style-name="Table1.A1.2.1.1.1" office:value-type="string">
                          <text:p text:style-name="P16">1</text:p>
                        </table:table-cell>
                        <table:table-cell table:style-name="Table1.A1.2.1.1.1" office:value-type="string">
                          <text:p text:style-name="P18"><text:bookmark text:name="title"/>1</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row>
                      <table:table-row>
                        <table:table-cell table:style-name="Table1.A1.2.1.1.1" office:value-type="string">
                          <text:p text:style-name="P17">i</text:p>
                        </table:table-cell>
                        <table:table-cell table:style-name="Table1.A1.2.1.1.1" office:value-type="string">
                          <text:p text:style-name="P16">2</text:p>
                        </table:table-cell>
                        <table:table-cell table:style-name="Table1.A1.2.1.1.1" office:value-type="string">
                          <text:p text:style-name="P16">2</text:p>
                        </table:table-cell>
                        <table:table-cell table:style-name="Table1.A1.2.1.1.1" office:value-type="string">
                          <text:p text:style-name="P18"><text:bookmark text:name="title1"/>1</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row>
                      <table:table-row>
                        <table:table-cell table:style-name="Table1.A1.2.1.1.1" office:value-type="string">
                          <text:p text:style-name="P17">t</text:p>
                        </table:table-cell>
                        <table:table-cell table:style-name="Table1.A1.2.1.1.1" office:value-type="string">
                          <text:p text:style-name="P16">3</text:p>
                        </table:table-cell>
                        <table:table-cell table:style-name="Table1.A1.2.1.1.1" office:value-type="string">
                          <text:p text:style-name="P16">3</text:p>
                        </table:table-cell>
                        <table:table-cell table:style-name="Table1.A1.2.1.1.1" office:value-type="string">
                          <text:p text:style-name="P16">2</text:p>
                        </table:table-cell>
                        <table:table-cell table:style-name="Table1.A1.2.1.1.1" office:value-type="string">
                          <text:p text:style-name="P18"><text:bookmark text:name="title2"/>1</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6">4</text:p>
                        </table:table-cell>
                      </table:table-row>
                      <table:table-row>
                        <table:table-cell table:style-name="Table1.A1.2.1.1.1" office:value-type="string">
                          <text:p text:style-name="P17">t</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6">3</text:p>
                        </table:table-cell>
                        <table:table-cell table:style-name="Table1.A1.2.1.1.1" office:value-type="string">
                          <text:p text:style-name="P16">2</text:p>
                        </table:table-cell>
                        <table:table-cell table:style-name="Table1.A1.2.1.1.1" office:value-type="string">
                          <text:p text:style-name="P18"><text:bookmark text:name="title3"/>1</text:p>
                        </table:table-cell>
                        <table:table-cell table:style-name="Table1.A1.2.1.1.1" office:value-type="string">
                          <text:p text:style-name="P16">2</text:p>
                        </table:table-cell>
                        <table:table-cell table:style-name="Table1.A1.2.1.1.1" office:value-type="string">
                          <text:p text:style-name="P16">3</text:p>
                        </table:table-cell>
                      </table:table-row>
                      <table:table-row>
                        <table:table-cell table:style-name="Table1.A1.2.1.1.1" office:value-type="string">
                          <text:p text:style-name="P17">i</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4</text:p>
                        </table:table-cell>
                        <table:table-cell table:style-name="Table1.A1.2.1.1.1" office:value-type="string">
                          <text:p text:style-name="P16">3</text:p>
                        </table:table-cell>
                        <table:table-cell table:style-name="Table1.A1.2.1.1.1" office:value-type="string">
                          <text:p text:style-name="P16">2</text:p>
                        </table:table-cell>
                        <table:table-cell table:style-name="Table1.A1.2.1.1.1" office:value-type="string">
                          <text:p text:style-name="P18"><text:bookmark text:name="title4"/>2</text:p>
                        </table:table-cell>
                        <table:table-cell table:style-name="Table1.A1.2.1.1.1" office:value-type="string">
                          <text:p text:style-name="P16">3</text:p>
                        </table:table-cell>
                      </table:table-row>
                      <table:table-row>
                        <table:table-cell table:style-name="Table1.A1.2.1.1.1" office:value-type="string">
                          <text:p text:style-name="P17">n</text:p>
                        </table:table-cell>
                        <table:table-cell table:style-name="Table1.A1.2.1.1.1" office:value-type="string">
                          <text:p text:style-name="P16">6</text:p>
                        </table:table-cell>
                        <table:table-cell table:style-name="Table1.A1.2.1.1.1" office:value-type="string">
                          <text:p text:style-name="P16">6</text:p>
                        </table:table-cell>
                        <table:table-cell table:style-name="Table1.A1.2.1.1.1" office:value-type="string">
                          <text:p text:style-name="P16">5</text:p>
                        </table:table-cell>
                        <table:table-cell table:style-name="Table1.A1.2.1.1.1" office:value-type="string">
                          <text:p text:style-name="P16">4</text:p>
                        </table:table-cell>
                        <table:table-cell table:style-name="Table1.A1.2.1.1.1" office:value-type="string">
                          <text:p text:style-name="P16">3</text:p>
                        </table:table-cell>
                        <table:table-cell table:style-name="Table1.A1.2.1.1.1" office:value-type="string">
                          <text:p text:style-name="P16">3</text:p>
                        </table:table-cell>
                        <table:table-cell table:style-name="Table1.A1.2.1.1.1" office:value-type="string">
                          <text:p text:style-name="P18"><text:bookmark text:name="title5"/>2</text:p>
                        </table:table-cell>
                      </table:table-row>
                      <table:table-row>
                        <table:table-cell table:style-name="Table1.A1.2.1.1.1" office:value-type="string">
                          <text:p text:style-name="P17">g</text:p>
                        </table:table-cell>
                        <table:table-cell table:style-name="Table1.A1.2.1.1.1" office:value-type="string">
                          <text:p text:style-name="P16">7</text:p>
                        </table:table-cell>
                        <table:table-cell table:style-name="Table1.A1.2.1.1.1" office:value-type="string">
                          <text:p text:style-name="P16">7</text:p>
                        </table:table-cell>
                        <table:table-cell table:style-name="Table1.A1.2.1.1.1" office:value-type="string">
                          <text:p text:style-name="P16">6</text:p>
                        </table:table-cell>
                        <table:table-cell table:style-name="Table1.A1.2.1.1.1" office:value-type="string">
                          <text:p text:style-name="P16">5</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8"><text:bookmark text:name="title6"/>3</text:p>
                        </table:table-cell>
                      </table:table-row>
                    </table:table>
                  </table:table-cell>
                  <table:table-cell office:value-type="string">
                    <text:p text:style-name="P16"/>
                  </table:table-cell>
                </table:table-row>
                <table:table-row>
                  <table:table-cell table:style-name="Table1.A1.2.1.1.1" table:number-columns-spanned="3" office:value-type="string">
                    <text:p text:style-name="P16"/>
                  </table:table-cell>
                  <table:covered-table-cell/>
                  <table:covered-table-cell/>
                </table:table-row>
              </table:table>
            </table:table-cell>
            <table:table-cell>
              <table:table table:is-sub-table="true">
                <table:table-column table:style-name="Table1.B1.1"/>
                <table:table-column table:style-name="Table1.B1.2"/>
                <table:table-column table:style-name="Table1.A1.1"/>
                <table:table-row>
                  <table:table-cell office:value-type="string">
                    <text:p text:style-name="P16"/>
                  </table:table-cell>
                  <table:table-cell>
                    <table:table table:is-sub-table="true">
                      <table:table-column table:style-name="Table1.B1.2.1.1"/>
                      <table:table-column table:style-name="Table1.A1.2.1.2"/>
                      <table:table-column table:style-name="Table1.A1.2.1.1"/>
                      <table:table-column table:style-name="Table1.A1.2.1.2" table:number-columns-repeated="6"/>
                      <table:table-column table:style-name="Table1.A1.2.1.8"/>
                      <table:table-row>
                        <table:table-cell table:style-name="Table1.A1.2.1.1.1" office:value-type="string">
                          <text:p text:style-name="P16"/>
                        </table:table-cell>
                        <table:table-cell table:style-name="Table1.A1.2.1.1.1" office:value-type="string">
                          <text:p text:style-name="P16"/>
                        </table:table-cell>
                        <table:table-cell table:style-name="Table1.A1.2.1.1.1" office:value-type="string">
                          <text:p text:style-name="P17">S</text:p>
                        </table:table-cell>
                        <table:table-cell table:style-name="Table1.A1.2.1.1.1" office:value-type="string">
                          <text:p text:style-name="P17">a</text:p>
                        </table:table-cell>
                        <table:table-cell table:style-name="Table1.A1.2.1.1.1" office:value-type="string">
                          <text:p text:style-name="P17">t</text:p>
                        </table:table-cell>
                        <table:table-cell table:style-name="Table1.A1.2.1.1.1" office:value-type="string">
                          <text:p text:style-name="P17">u</text:p>
                        </table:table-cell>
                        <table:table-cell table:style-name="Table1.A1.2.1.1.1" office:value-type="string">
                          <text:p text:style-name="P17">r</text:p>
                        </table:table-cell>
                        <table:table-cell table:style-name="Table1.A1.2.1.1.1" office:value-type="string">
                          <text:p text:style-name="P17">d</text:p>
                        </table:table-cell>
                        <table:table-cell table:style-name="Table1.A1.2.1.1.1" office:value-type="string">
                          <text:p text:style-name="P17">a</text:p>
                        </table:table-cell>
                        <table:table-cell table:style-name="Table1.A1.2.1.1.1" office:value-type="string">
                          <text:p text:style-name="P17">y</text:p>
                        </table:table-cell>
                      </table:table-row>
                      <table:table-row>
                        <table:table-cell table:style-name="Table1.A1.2.1.1.1" office:value-type="string">
                          <text:p text:style-name="P16"/>
                        </table:table-cell>
                        <table:table-cell table:style-name="Table1.A1.2.1.1.1" office:value-type="string">
                          <text:p text:style-name="P16">0</text:p>
                        </table:table-cell>
                        <table:table-cell table:style-name="Table1.A1.2.1.1.1" office:value-type="string">
                          <text:p text:style-name="P16">1</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cell table:style-name="Table1.A1.2.1.1.1" office:value-type="string">
                          <text:p text:style-name="P16">7</text:p>
                        </table:table-cell>
                        <table:table-cell table:style-name="Table1.A1.2.1.1.1" office:value-type="string">
                          <text:p text:style-name="P16">8</text:p>
                        </table:table-cell>
                      </table:table-row>
                      <table:table-row>
                        <table:table-cell table:style-name="Table1.A1.2.1.1.1" office:value-type="string">
                          <text:p text:style-name="P17">S</text:p>
                        </table:table-cell>
                        <table:table-cell table:style-name="Table1.A1.2.1.1.1" office:value-type="string">
                          <text:p text:style-name="P16">1</text:p>
                        </table:table-cell>
                        <table:table-cell table:style-name="Table1.A1.2.1.1.1" office:value-type="string">
                          <text:p text:style-name="P18"><text:bookmark text:name="title7"/>0</text:p>
                        </table:table-cell>
                        <table:table-cell table:style-name="Table1.A1.2.1.1.1" office:value-type="string">
                          <text:p text:style-name="P18"><text:bookmark text:name="title8"/>1</text:p>
                        </table:table-cell>
                        <table:table-cell table:style-name="Table1.A1.2.1.1.1" office:value-type="string">
                          <text:p text:style-name="P18"><text:bookmark text:name="title9"/>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cell table:style-name="Table1.A1.2.1.1.1" office:value-type="string">
                          <text:p text:style-name="P16">7</text:p>
                        </table:table-cell>
                      </table:table-row>
                      <table:table-row>
                        <table:table-cell table:style-name="Table1.A1.2.1.1.1" office:value-type="string">
                          <text:p text:style-name="P17">u</text:p>
                        </table:table-cell>
                        <table:table-cell table:style-name="Table1.A1.2.1.1.1" office:value-type="string">
                          <text:p text:style-name="P16">2</text:p>
                        </table:table-cell>
                        <table:table-cell table:style-name="Table1.A1.2.1.1.1" office:value-type="string">
                          <text:p text:style-name="P16">1</text:p>
                        </table:table-cell>
                        <table:table-cell table:style-name="Table1.A1.2.1.1.1" office:value-type="string">
                          <text:p text:style-name="P16">1</text:p>
                        </table:table-cell>
                        <table:table-cell table:style-name="Table1.A1.2.1.1.1" office:value-type="string">
                          <text:p text:style-name="P16">2</text:p>
                        </table:table-cell>
                        <table:table-cell table:style-name="Table1.A1.2.1.1.1" office:value-type="string">
                          <text:p text:style-name="P18"><text:bookmark text:name="title10"/>2</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row>
                      <table:table-row>
                        <table:table-cell table:style-name="Table1.A1.2.1.1.1" office:value-type="string">
                          <text:p text:style-name="P17">n</text:p>
                        </table:table-cell>
                        <table:table-cell table:style-name="Table1.A1.2.1.1.1" office:value-type="string">
                          <text:p text:style-name="P16">3</text:p>
                        </table:table-cell>
                        <table:table-cell table:style-name="Table1.A1.2.1.1.1" office:value-type="string">
                          <text:p text:style-name="P16">2</text:p>
                        </table:table-cell>
                        <table:table-cell table:style-name="Table1.A1.2.1.1.1" office:value-type="string">
                          <text:p text:style-name="P16">2</text:p>
                        </table:table-cell>
                        <table:table-cell table:style-name="Table1.A1.2.1.1.1" office:value-type="string">
                          <text:p text:style-name="P16">2</text:p>
                        </table:table-cell>
                        <table:table-cell table:style-name="Table1.A1.2.1.1.1" office:value-type="string">
                          <text:p text:style-name="P16">3</text:p>
                        </table:table-cell>
                        <table:table-cell table:style-name="Table1.A1.2.1.1.1" office:value-type="string">
                          <text:p text:style-name="P18"><text:bookmark text:name="title11"/>3</text:p>
                        </table:table-cell>
                        <table:table-cell table:style-name="Table1.A1.2.1.1.1" office:value-type="string">
                          <text:p text:style-name="P16">4</text:p>
                        </table:table-cell>
                        <table:table-cell table:style-name="Table1.A1.2.1.1.1" office:value-type="string">
                          <text:p text:style-name="P16">5</text:p>
                        </table:table-cell>
                        <table:table-cell table:style-name="Table1.A1.2.1.1.1" office:value-type="string">
                          <text:p text:style-name="P16">6</text:p>
                        </table:table-cell>
                      </table:table-row>
                      <table:table-row>
                        <table:table-cell table:style-name="Table1.A1.2.1.1.1" office:value-type="string">
                          <text:p text:style-name="P17">d</text:p>
                        </table:table-cell>
                        <table:table-cell table:style-name="Table1.A1.2.1.1.1" office:value-type="string">
                          <text:p text:style-name="P16">4</text:p>
                        </table:table-cell>
                        <table:table-cell table:style-name="Table1.A1.2.1.1.1" office:value-type="string">
                          <text:p text:style-name="P16">3</text:p>
                        </table:table-cell>
                        <table:table-cell table:style-name="Table1.A1.2.1.1.1" office:value-type="string">
                          <text:p text:style-name="P16">3</text:p>
                        </table:table-cell>
                        <table:table-cell table:style-name="Table1.A1.2.1.1.1" office:value-type="string">
                          <text:p text:style-name="P16">3</text:p>
                        </table:table-cell>
                        <table:table-cell table:style-name="Table1.A1.2.1.1.1" office:value-type="string">
                          <text:p text:style-name="P16">3</text:p>
                        </table:table-cell>
                        <table:table-cell table:style-name="Table1.A1.2.1.1.1" office:value-type="string">
                          <text:p text:style-name="P16">4</text:p>
                        </table:table-cell>
                        <table:table-cell table:style-name="Table1.A1.2.1.1.1" office:value-type="string">
                          <text:p text:style-name="P18"><text:bookmark text:name="title12"/>3</text:p>
                        </table:table-cell>
                        <table:table-cell table:style-name="Table1.A1.2.1.1.1" office:value-type="string">
                          <text:p text:style-name="P16">4</text:p>
                        </table:table-cell>
                        <table:table-cell table:style-name="Table1.A1.2.1.1.1" office:value-type="string">
                          <text:p text:style-name="P16">5</text:p>
                        </table:table-cell>
                      </table:table-row>
                      <table:table-row>
                        <table:table-cell table:style-name="Table1.A1.2.1.1.1" office:value-type="string">
                          <text:p text:style-name="P17">a</text:p>
                        </table:table-cell>
                        <table:table-cell table:style-name="Table1.A1.2.1.1.1" office:value-type="string">
                          <text:p text:style-name="P16">5</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6">4</text:p>
                        </table:table-cell>
                        <table:table-cell table:style-name="Table1.A1.2.1.1.1" office:value-type="string">
                          <text:p text:style-name="P18"><text:bookmark text:name="title13"/>3</text:p>
                        </table:table-cell>
                        <table:table-cell table:style-name="Table1.A1.2.1.1.1" office:value-type="string">
                          <text:p text:style-name="P16">4</text:p>
                        </table:table-cell>
                      </table:table-row>
                      <table:table-row>
                        <table:table-cell table:style-name="Table1.A1.2.1.1.1" office:value-type="string">
                          <text:p text:style-name="P17">y</text:p>
                        </table:table-cell>
                        <table:table-cell table:style-name="Table1.A1.2.1.1.1" office:value-type="string">
                          <text:p text:style-name="P16">6</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5</text:p>
                        </table:table-cell>
                        <table:table-cell table:style-name="Table1.A1.2.1.1.1" office:value-type="string">
                          <text:p text:style-name="P16">4</text:p>
                        </table:table-cell>
                        <table:table-cell table:style-name="Table1.A1.2.1.1.1" office:value-type="string">
                          <text:p text:style-name="P18"><text:bookmark text:name="title14"/>3</text:p>
                        </table:table-cell>
                      </table:table-row>
                    </table:table>
                  </table:table-cell>
                  <table:table-cell office:value-type="string">
                    <text:p text:style-name="P16"/>
                  </table:table-cell>
                </table:table-row>
                <table:table-row>
                  <table:table-cell table:style-name="Table1.A1.2.1.1.1" table:number-columns-spanned="3" office:value-type="string">
                    <text:p text:style-name="P16"/>
                  </table:table-cell>
                  <table:covered-table-cell/>
                  <table:covered-table-cell/>
                </table:table-row>
              </table:table>
            </table:table-cell>
          </table:table-row>
        </table:table>
        <text:p text:style-name="P19"/>
        <text:p text:style-name="Text_20_body"><text:span text:style-name="T6">The invariant maintained throughout the algorithm is that we can transform the initial segment </text:span><text:span text:style-name="T12">str1[1..i]</text:span><text:span text:style-name="T6"> into </text:span><text:span text:style-name="T12">str2[1..j]</text:span><text:span text:style-name="T6"> using a minimum of </text:span><text:span text:style-name="T12">d[i,j]</text:span><text:span text:style-name="T6"> operations. At the end, the bottom-right element of the array contains the answer.</text:span></text:p>
        <text:h text:style-name="P6" text:outline-level="3" text:is-list-header="true"><text:bookmark text:name="Possible_improvements"/>Possible improvements</text:h>
        <text:p text:style-name="P7">Possible improvements to this algorithm include:</text:p>
        <text:list text:style-name="L5">
          <text:list-item>
            <text:p text:style-name="P20">We can adapt the algorithm to use less space, O(m) instead of O(mn), since it only requires that the previous row and current row be stored at any one time. </text:p>
          </text:list-item>
          <text:list-item>
            <text:p text:style-name="P21"><text:span text:style-name="T6">We can store the number of insertions, deletions, and substitutions separately, or even the positions at which they occur, which is always </text:span><text:span text:style-name="T12">j</text:span><text:span text:style-name="T6">. </text:span></text:p>
          </text:list-item>
          <text:list-item>
            <text:p text:style-name="P22">We can give different penalty costs to insertion, deletion and substitution. </text:p>
          </text:list-item>
          <text:list-item>
            <text:p text:style-name="P21"><text:span text:style-name="T6">The initialization of </text:span><text:span text:style-name="T12">d[i,0]</text:span><text:span text:style-name="T6"> can be moved inside the main outer loop. </text:span></text:p>
          </text:list-item>
          <text:list-item>
            <text:p text:style-name="P23"><text:span text:style-name="T6">This algorithm parallelizes poorly, due to a large number of data dependencies. However, all the </text:span><text:span text:style-name="T12">cost</text:span><text:span text:style-name="T6">s can be computed in parallel, and the algorithm can be adapted to perform the </text:span><text:span text:style-name="T12">minimum</text:span><text:span text:style-name="T6"> function in phases to eliminate dependencies. </text:span></text:p>
          </text:list-item>
        </text:list>
        <text:h text:style-name="P6" text:outline-level="3" text:is-list-header="true"><text:bookmark text:name="Proof_of_correctness"/>Proof of correctness</text:h>
        <text:p text:style-name="Text_20_body"><text:span text:style-name="T6">As mentioned earlier, the invariant is that we can transform the initial segment </text:span><text:span text:style-name="T12">s[1..i]</text:span><text:span text:style-name="T6"> into </text:span><text:span text:style-name="T12">t[1..j]</text:span><text:span text:style-name="T6"> using a minimum of </text:span><text:span text:style-name="T12">d[i,j]</text:span><text:span text:style-name="T6"> operations. This invariant holds since:</text:span></text:p>
        <text:list text:style-name="L6">
          <text:list-item>
            <text:p text:style-name="P24"><text:span text:style-name="T6">It is initially true on row and column 0 because </text:span><text:span text:style-name="T12">s[1..i]</text:span><text:span text:style-name="T6"> can be transformed into the empty string </text:span><text:span text:style-name="T12">t[1..0]</text:span><text:span text:style-name="T6"> by simply dropping all </text:span><text:span text:style-name="T12">i</text:span><text:span text:style-name="T6"> characters. Similarly, we can transform </text:span><text:span text:style-name="T12">s[1..0]</text:span><text:span text:style-name="T6"> to </text:span><text:span text:style-name="T12">t[1..j]</text:span><text:span text:style-name="T6"> by simply adding all </text:span><text:span text:style-name="T12">j</text:span><text:span text:style-name="T6"> characters. </text:span></text:p>
          </text:list-item>
          <text:list-item>
            <text:p text:style-name="P25">The minimum is taken over three distances, each of which is feasible: </text:p>
            <text:list>
              <text:list-item>
                <text:p text:style-name="P24"><text:span text:style-name="T6">If we can transform </text:span><text:span text:style-name="T12">s[1..i]</text:span><text:span text:style-name="T6"> to </text:span><text:span text:style-name="T12">t[1..j-1]</text:span><text:span text:style-name="T6"> in </text:span><text:span text:style-name="T12">k</text:span><text:span text:style-name="T6"> operations, then we can simply add </text:span><text:span text:style-name="T12">t[j]</text:span><text:span text:style-name="T6"> afterwards to get </text:span><text:span text:style-name="T12">t[1..j]</text:span><text:span text:style-name="T6"> in </text:span><text:span text:style-name="T12">k+1</text:span><text:span text:style-name="T6"> operations. </text:span></text:p>
              </text:list-item>
            </text:list>
          </text:list-item>
          <text:list-item>
            <text:p text:style-name="P24"><text:span text:style-name="T6">If we can transform </text:span><text:span text:style-name="T12">s[1..i-1]</text:span><text:span text:style-name="T6"> to </text:span><text:span text:style-name="T12">t[1..j]</text:span><text:span text:style-name="T6"> in </text:span><text:span text:style-name="T12">k</text:span><text:span text:style-name="T6"> operations, then we can do the same operations on </text:span><text:span text:style-name="T12">s[1..i]</text:span><text:span text:style-name="T6"> and then remove the original </text:span><text:span text:style-name="T12">s[i]</text:span><text:span text:style-name="T6"> at the end in </text:span><text:span text:style-name="T12">k+1</text:span><text:span text:style-name="T6"> operations. </text:span></text:p>
          </text:list-item>
          <text:list-item>
            <text:p text:style-name="P24"><text:span text:style-name="T6">If we can transform </text:span><text:span text:style-name="T12">s[1..i-1]</text:span><text:span text:style-name="T6"> to </text:span><text:span text:style-name="T12">t[1..j-1]</text:span><text:span text:style-name="T6"> in </text:span><text:span text:style-name="T12">k</text:span><text:span text:style-name="T6"> operations, we can do the same to </text:span><text:span text:style-name="T12">s[1..i]</text:span><text:span text:style-name="T6"> and then do a substitution of </text:span><text:span text:style-name="T12">t[j]</text:span><text:span text:style-name="T6"> for the original </text:span><text:span text:style-name="T12">s[i]</text:span><text:span text:style-name="T6"> at the end if necessary, requiring </text:span><text:span text:style-name="T12">k+cost</text:span><text:span text:style-name="T6"> operations. </text:span></text:p>
          </text:list-item>
          <text:list-item>
            <text:p text:style-name="P26"><text:span text:style-name="T6">The operations required to transform </text:span><text:span text:style-name="T12">s[1..n]</text:span><text:span text:style-name="T6"> into </text:span><text:span text:style-name="T12">t[1..m]</text:span><text:span text:style-name="T6"> is of course the number required to transform all of </text:span><text:span text:style-name="T12">s</text:span><text:span text:style-name="T6"> into all of </text:span><text:span text:style-name="T12">t</text:span><text:span text:style-name="T6">, and so </text:span><text:span text:style-name="T12">d[n,m]</text:span><text:span text:style-name="T6"> holds our result. </text:span></text:p>
          </text:list-item>
        </text:list>
        <text:p text:style-name="Text_20_body"><text:span text:style-name="T6">This proof fails to validate that the number placed in </text:span><text:span text:style-name="T12">d[i,j]</text:span><text:span text:style-name="T6"> is in fact minimal; this is more difficult to show, and involves an argument by contradiction in which we assume </text:span><text:span text:style-name="T12">d[i,j]</text:span><text:span text:style-name="T6"> is smaller than the minimum of the three, and use this to show one of the three is not minimal.</text:span></text:p>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Sheldon D'Souza</meta:initial-creator>
    <meta:creation-date>2006-07-17T15:56:41</meta:creation-date>
    <dc:creator>Sheldon D'Souza</dc:creator>
    <dc:date>2006-07-17T16:15:45</dc:date>
    <dc:language>en-US</dc:language>
    <meta:editing-cycles>9</meta:editing-cycles>
    <meta:editing-duration>PT18M9S</meta:editing-duration>
    <meta:user-defined meta:name="Info 1"/>
    <meta:user-defined meta:name="Info 2"/>
    <meta:user-defined meta:name="Info 3"/>
    <meta:user-defined meta:name="Info 4"/>
    <meta:document-statistic meta:table-count="2" meta:image-count="0" meta:object-count="0" meta:page-count="3" meta:paragraph-count="216" meta:word-count="1332" meta:character-count="6816"/>
  </office:meta>
</office:document-meta>
</file>